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13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row table:style-name="ro1">
          <table:table-cell/>
          <table:table-cell office:value-type="string">
            <text:p>Pumpkin Cookies</text:p>
          </table:table-cell>
          <table:table-cell office:value-type="string">
            <text:p>48px</text:p>
          </table:table-cell>
          <table:table-cell office:value-type="string">
            <text:p>link=Powderc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umpkin Cookies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et Goop</text:p>
          </table:table-cell>
          <table:table-cell office:value-type="string">
            <text:p>48px</text:p>
          </table:table-cell>
          <table:table-cell office:value-type="string">
            <text:p>link=Wet Goo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et Goop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Green Cap</text:p>
          </table:table-cell>
          <table:table-cell office:value-type="string">
            <text:p>48px</text:p>
          </table:table-cell>
          <table:table-cell office:value-type="string">
            <text:p>link=Cooked Green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Green Cap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t</text:p>
          </table:table-cell>
          <table:table-cell office:value-type="string">
            <text:p>48px</text:p>
          </table:table-cell>
          <table:table-cell office:value-type="string">
            <text:p>link=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t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-1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tten Egg</text:p>
          </table:table-cell>
          <table:table-cell office:value-type="string">
            <text:p>48px</text:p>
          </table:table-cell>
          <table:table-cell office:value-type="string">
            <text:p>link=Rotten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tten Egg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-1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ster Meat</text:p>
          </table:table-cell>
          <table:table-cell office:value-type="string">
            <text:p>48px</text:p>
          </table:table-cell>
          <table:table-cell office:value-type="string">
            <text:p>link=Monster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Meat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d Cap</text:p>
          </table:table-cell>
          <table:table-cell office:value-type="string">
            <text:p>48px</text:p>
          </table:table-cell>
          <table:table-cell office:value-type="string">
            <text:p>link=Red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ed Cap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ster Lasagna</text:p>
          </table:table-cell>
          <table:table-cell office:value-type="string">
            <text:p>48px</text:p>
          </table:table-cell>
          <table:table-cell office:value-type="string">
            <text:p>link=Monster Lasag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Lasagna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-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ian</text:p>
          </table:table-cell>
          <table:table-cell office:value-type="string">
            <text:p>48px</text:p>
          </table:table-cell>
          <table:table-cell office:value-type="string">
            <text:p>link=Duria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urian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onster Meat</text:p>
          </table:table-cell>
          <table:table-cell office:value-type="string">
            <text:p>48px</text:p>
          </table:table-cell>
          <table:table-cell office:value-type="string">
            <text:p>link=Cooked Monster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onster Meat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ster Jerky</text:p>
          </table:table-cell>
          <table:table-cell office:value-type="string">
            <text:p>48px</text:p>
          </table:table-cell>
          <table:table-cell office:value-type="string">
            <text:p>link=Monster 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Jerky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Blue Cap</text:p>
          </table:table-cell>
          <table:table-cell office:value-type="string">
            <text:p>48px</text:p>
          </table:table-cell>
          <table:table-cell office:value-type="string">
            <text:p>link=Cooked Blue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lue Cap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wdercake</text:p>
          </table:table-cell>
          <table:table-cell office:value-type="string">
            <text:p>48px</text:p>
          </table:table-cell>
          <table:table-cell office:value-type="string">
            <text:p>link=Powderc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wdercake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8750">
            <text:p>1875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affy</text:p>
          </table:table-cell>
          <table:table-cell office:value-type="string">
            <text:p>48px</text:p>
          </table:table-cell>
          <table:table-cell office:value-type="string">
            <text:p>link=Taff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affy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ops</text:p>
          </table:table-cell>
          <table:table-cell office:value-type="string">
            <text:p>48px</text:p>
          </table:table-cell>
          <table:table-cell office:value-type="string">
            <text:p>link=Crop 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rop Seeds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Berries</text:p>
          </table:table-cell>
          <table:table-cell office:value-type="string">
            <text:p>48px</text:p>
          </table:table-cell>
          <table:table-cell office:value-type="string">
            <text:p>link=Roasted Berri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Berrie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rot</text:p>
          </table:table-cell>
          <table:table-cell office:value-type="string">
            <text:p>48px</text:p>
          </table:table-cell>
          <table:table-cell office:value-type="string">
            <text:p>link=Car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rro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10"/>
        </table:table-row>
        <table:table-row table:style-name="ro1">
          <table:table-cell/>
          <table:table-cell office:value-type="string">
            <text:p>Cave Banana</text:p>
          </table:table-cell>
          <table:table-cell office:value-type="string">
            <text:p>48px</text:p>
          </table:table-cell>
          <table:table-cell office:value-type="string">
            <text:p>link=Bana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nana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ed Drumstick</text:p>
          </table:table-cell>
          <table:table-cell office:value-type="string">
            <text:p>48px</text:p>
          </table:table-cell>
          <table:table-cell office:value-type="string">
            <text:p>link=Fried Drumstic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ied Drumstick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</text:p>
          </table:table-cell>
          <table:table-cell office:value-type="string">
            <text:p>48px</text:p>
          </table:table-cell>
          <table:table-cell office:value-type="string">
            <text:p>link=Fi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Fish</text:p>
          </table:table-cell>
          <table:table-cell office:value-type="string">
            <text:p>48px</text:p>
          </table:table-cell>
          <table:table-cell office:value-type="string">
            <text:p>link=Cooked Fi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Fis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liage</text:p>
          </table:table-cell>
          <table:table-cell office:value-type="string">
            <text:p>48px</text:p>
          </table:table-cell>
          <table:table-cell office:value-type="string">
            <text:p>link=Foliag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oli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Frog Legs</text:p>
          </table:table-cell>
          <table:table-cell office:value-type="string">
            <text:p>48px</text:p>
          </table:table-cell>
          <table:table-cell office:value-type="string">
            <text:p>link=Cooked Frog Le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Frog Leg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Leafy Meat</text:p>
          </table:table-cell>
          <table:table-cell office:value-type="string">
            <text:p>48px</text:p>
          </table:table-cell>
          <table:table-cell office:value-type="string">
            <text:p>link=Cooked Leafy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Leafy Mea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ght Bulb</text:p>
          </table:table-cell>
          <table:table-cell office:value-type="string">
            <text:p>48px</text:p>
          </table:table-cell>
          <table:table-cell office:value-type="string">
            <text:p>link=Light Bulb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ight Bulb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</text:p>
          </table:table-cell>
          <table:table-cell office:value-type="string">
            <text:p>48px</text:p>
          </table:table-cell>
          <table:table-cell office:value-type="string">
            <text:p>link=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orsel</text:p>
          </table:table-cell>
          <table:table-cell office:value-type="string">
            <text:p>48px</text:p>
          </table:table-cell>
          <table:table-cell office:value-type="string">
            <text:p>link=Cooked Mors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ors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Red Cap</text:p>
          </table:table-cell>
          <table:table-cell office:value-type="string">
            <text:p>48px</text:p>
          </table:table-cell>
          <table:table-cell office:value-type="string">
            <text:p>link=Cooked Red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Red Cap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tals</text:p>
          </table:table-cell>
          <table:table-cell office:value-type="string">
            <text:p>48px</text:p>
          </table:table-cell>
          <table:table-cell office:value-type="string">
            <text:p>link=Peta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etal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w Berry</text:p>
          </table:table-cell>
          <table:table-cell office:value-type="string">
            <text:p>48px</text:p>
          </table:table-cell>
          <table:table-cell office:value-type="string">
            <text:p>link=Glow Berr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low Berry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Mandrake</text:p>
          </table:table-cell>
          <table:table-cell office:value-type="string">
            <text:p>48px</text:p>
          </table:table-cell>
          <table:table-cell office:value-type="string">
            <text:p>link=Cooked Mandr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andrake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drake Soup</text:p>
          </table:table-cell>
          <table:table-cell office:value-type="string">
            <text:p>48px</text:p>
          </table:table-cell>
          <table:table-cell office:value-type="string">
            <text:p>link=Mandrake Sou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andrake Soup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y Stew</text:p>
          </table:table-cell>
          <table:table-cell office:value-type="string">
            <text:p>48px</text:p>
          </table:table-cell>
          <table:table-cell office:value-type="string">
            <text:p>link=Meaty Stew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y Stew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pared Dragon Fruit</text:p>
          </table:table-cell>
          <table:table-cell office:value-type="string">
            <text:p>48px</text:p>
          </table:table-cell>
          <table:table-cell office:value-type="string">
            <text:p>link=Prepared Dragon Frui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repared Dragon Fruit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ised Eggplant</text:p>
          </table:table-cell>
          <table:table-cell office:value-type="string">
            <text:p>48px</text:p>
          </table:table-cell>
          <table:table-cell office:value-type="string">
            <text:p>link=Braised 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raised Eggplant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rky</text:p>
          </table:table-cell>
          <table:table-cell office:value-type="string">
            <text:p>48px</text:p>
          </table:table-cell>
          <table:table-cell office:value-type="string">
            <text:p>link=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Jerk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ue Cap</text:p>
          </table:table-cell>
          <table:table-cell office:value-type="string">
            <text:p>48px</text:p>
          </table:table-cell>
          <table:table-cell office:value-type="string">
            <text:p>link=Blue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lue Cap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iced Pomegranate</text:p>
          </table:table-cell>
          <table:table-cell office:value-type="string">
            <text:p>48px</text:p>
          </table:table-cell>
          <table:table-cell office:value-type="string">
            <text:p>link=Sliced Pomegranat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liced Pomegranate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on and Eggs</text:p>
          </table:table-cell>
          <table:table-cell office:value-type="string">
            <text:p>48px</text:p>
          </table:table-cell>
          <table:table-cell office:value-type="string">
            <text:p>link=Bacon and Eg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con and Egg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utter Muffin</text:p>
          </table:table-cell>
          <table:table-cell office:value-type="string">
            <text:p>48px</text:p>
          </table:table-cell>
          <table:table-cell office:value-type="string">
            <text:p>link=Butter Muff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utter Muffin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h Tacos</text:p>
          </table:table-cell>
          <table:table-cell office:value-type="string">
            <text:p>48px</text:p>
          </table:table-cell>
          <table:table-cell office:value-type="string">
            <text:p>link=Fish Taco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 Taco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ggle Bunwich</text:p>
          </table:table-cell>
          <table:table-cell office:value-type="string">
            <text:p>48px</text:p>
          </table:table-cell>
          <table:table-cell office:value-type="string">
            <text:p>link=Froggle Bunwic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oggle Bunwich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uit Medley</text:p>
          </table:table-cell>
          <table:table-cell office:value-type="string">
            <text:p>48px</text:p>
          </table:table-cell>
          <table:table-cell office:value-type="string">
            <text:p>link=Fruit Medle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uit Medle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 Nuggets</text:p>
          </table:table-cell>
          <table:table-cell office:value-type="string">
            <text:p>48px</text:p>
          </table:table-cell>
          <table:table-cell office:value-type="string">
            <text:p>link=Honey Nugget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 Nugget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urkey Dinner</text:p>
          </table:table-cell>
          <table:table-cell office:value-type="string">
            <text:p>48px</text:p>
          </table:table-cell>
          <table:table-cell office:value-type="string">
            <text:p>link=Turkey Dinn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urkey Dinner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gi</text:p>
          </table:table-cell>
          <table:table-cell office:value-type="string">
            <text:p>48px</text:p>
          </table:table-cell>
          <table:table-cell office:value-type="string">
            <text:p>link=Unag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[[Unagi]]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8.8">
            <text:p>18.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tilisk Wing</text:p>
          </table:table-cell>
          <table:table-cell office:value-type="string">
            <text:p>48px</text:p>
          </table:table-cell>
          <table:table-cell office:value-type="string">
            <text:p>link=Batilisk Win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tilisk Wing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Carrot</text:p>
          </table:table-cell>
          <table:table-cell office:value-type="string">
            <text:p>48px</text:p>
          </table:table-cell>
          <table:table-cell office:value-type="string">
            <text:p>link=Roasted Car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Carro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Cave Banana</text:p>
          </table:table-cell>
          <table:table-cell office:value-type="string">
            <text:p>48px</text:p>
          </table:table-cell>
          <table:table-cell office:value-type="string">
            <text:p>link=Cooked Bana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anana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n</text:p>
          </table:table-cell>
          <table:table-cell office:value-type="string">
            <text:p>48px</text:p>
          </table:table-cell>
          <table:table-cell office:value-type="string">
            <text:p>link=C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r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corn</text:p>
          </table:table-cell>
          <table:table-cell office:value-type="string">
            <text:p>48px</text:p>
          </table:table-cell>
          <table:table-cell office:value-type="string">
            <text:p>link=Popc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pcor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 Fruit</text:p>
          </table:table-cell>
          <table:table-cell office:value-type="string">
            <text:p>48px</text:p>
          </table:table-cell>
          <table:table-cell office:value-type="string">
            <text:p>link=Dragon Frui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agon Frui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el</text:p>
          </table:table-cell>
          <table:table-cell office:value-type="string">
            <text:p>48px</text:p>
          </table:table-cell>
          <table:table-cell office:value-type="string">
            <text:p>link=E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el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<text:s/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sser Glow Berry</text:p>
          </table:table-cell>
          <table:table-cell office:value-type="string">
            <text:p>48px</text:p>
          </table:table-cell>
          <table:table-cell office:value-type="string">
            <text:p>link=Lesser Glow Berr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esser Glow Berry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</text:p>
          </table:table-cell>
          <table:table-cell office:value-type="string">
            <text:p>48px</text:p>
          </table:table-cell>
          <table:table-cell office:value-type="string">
            <text:p>link=Hone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weetener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en</text:p>
          </table:table-cell>
          <table:table-cell office:value-type="string">
            <text:p>48px</text:p>
          </table:table-cell>
          <table:table-cell office:value-type="string">
            <text:p>link=Liche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iche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eat</text:p>
          </table:table-cell>
          <table:table-cell office:value-type="string">
            <text:p>48px</text:p>
          </table:table-cell>
          <table:table-cell office:value-type="string">
            <text:p>link=Cooked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ea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megranate</text:p>
          </table:table-cell>
          <table:table-cell office:value-type="string">
            <text:p>48px</text:p>
          </table:table-cell>
          <table:table-cell office:value-type="string">
            <text:p>link=Pomegranat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megranat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mpkin</text:p>
          </table:table-cell>
          <table:table-cell office:value-type="string">
            <text:p>48px</text:p>
          </table:table-cell>
          <table:table-cell office:value-type="string">
            <text:p>link=Pumpk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umpki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lbird Egg</text:p>
          </table:table-cell>
          <table:table-cell office:value-type="string">
            <text:p>48px</text:p>
          </table:table-cell>
          <table:table-cell office:value-type="string">
            <text:p>link=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allbird Egg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t Full of Jam</text:p>
          </table:table-cell>
          <table:table-cell office:value-type="string">
            <text:p>48px</text:p>
          </table:table-cell>
          <table:table-cell office:value-type="string">
            <text:p>link=Fist Full of J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t Full of Jam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bobs</text:p>
          </table:table-cell>
          <table:table-cell office:value-type="string">
            <text:p>48px</text:p>
          </table:table-cell>
          <table:table-cell office:value-type="string">
            <text:p>link=Kabob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abob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balls</text:p>
          </table:table-cell>
          <table:table-cell office:value-type="string">
            <text:p>48px</text:p>
          </table:table-cell>
          <table:table-cell office:value-type="string">
            <text:p>link=Meatbal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ball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62.5">
            <text:p>6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tatouille</text:p>
          </table:table-cell>
          <table:table-cell office:value-type="string">
            <text:p>48px</text:p>
          </table:table-cell>
          <table:table-cell office:value-type="string">
            <text:p>link=Ratatouil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atatouill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uffed Eggplant</text:p>
          </table:table-cell>
          <table:table-cell office:value-type="string">
            <text:p>48px</text:p>
          </table:table-cell>
          <table:table-cell office:value-type="string">
            <text:p>link=tuffed 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tuffed Eggplan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alefant Trunk</text:p>
          </table:table-cell>
          <table:table-cell office:value-type="string">
            <text:p>48px</text:p>
          </table:table-cell>
          <table:table-cell office:value-type="string">
            <text:p>link=Koalefant Trun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oalefant Trunk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nter Koalefant Trunk</text:p>
          </table:table-cell>
          <table:table-cell office:value-type="string">
            <text:p>48px</text:p>
          </table:table-cell>
          <table:table-cell office:value-type="string">
            <text:p>link=Winter Koalefant Trun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inter Koalefant Trunk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 Ham</text:p>
          </table:table-cell>
          <table:table-cell office:value-type="string">
            <text:p>48px</text:p>
          </table:table-cell>
          <table:table-cell office:value-type="string">
            <text:p>link=Honey H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 Ham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utter</text:p>
          </table:table-cell>
          <table:table-cell office:value-type="string">
            <text:p>48px</text:p>
          </table:table-cell>
          <table:table-cell office:value-type="string">
            <text:p>link=Butt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ut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airy product</text:p>
          </table:table-cell>
          <table:table-cell office:value-type="string">
            <text:p>32px</text:p>
          </table:table-cell>
          <table:table-cell office:value-type="string">
            <text:p>1.0 Fat</text:p>
          </table:table-cell>
          <table:table-cell office:value-type="string">
            <text:p>32px</text:p>
          </table:table-cell>
          <table:table-cell office:value-type="string">
            <text:p>link=Fat]] &amp;times;1.0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Koalefant Trunk Steak</text:p>
          </table:table-cell>
          <table:table-cell office:value-type="string">
            <text:p>48px</text:p>
          </table:table-cell>
          <table:table-cell office:value-type="string">
            <text:p>link=Koalefant Trunk Stea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oalefant Trunk Steak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gonpie</text:p>
          </table:table-cell>
          <table:table-cell office:value-type="string">
            <text:p>48px</text:p>
          </table:table-cell>
          <table:table-cell office:value-type="string">
            <text:p>link=Dragonpi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agonpie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hsticks</text:p>
          </table:table-cell>
          <table:table-cell office:value-type="string">
            <text:p>48px</text:p>
          </table:table-cell>
          <table:table-cell office:value-type="string">
            <text:p>link=Fishstick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sticks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ogi</text:p>
          </table:table-cell>
          <table:table-cell office:value-type="string">
            <text:p>48px</text:p>
          </table:table-cell>
          <table:table-cell office:value-type="string">
            <text:p>link=Pierog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ierogi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tching Tallbird Egg</text:p>
          </table:table-cell>
          <table:table-cell office:value-type="string">
            <text:p>48px</text:p>
          </table:table-cell>
          <table:table-cell office:value-type="string">
            <text:p>link=Hatching 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atching Tallbird Eg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erclops Eyeball</text:p>
          </table:table-cell>
          <table:table-cell office:value-type="string">
            <text:p>48px</text:p>
          </table:table-cell>
          <table:table-cell office:value-type="string">
            <text:p>link=Deerclops Eyebal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eerclops Eyeball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-15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hino Horn</text:p>
          </table:table-cell>
          <table:table-cell office:value-type="string">
            <text:p>48px</text:p>
          </table:table-cell>
          <table:table-cell office:value-type="string">
            <text:p>link=Guardian's H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uardian's Horn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-15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drake</text:p>
          </table:table-cell>
          <table:table-cell office:value-type="string">
            <text:p>48px</text:p>
          </table:table-cell>
          <table:table-cell office:value-type="string">
            <text:p>link=Mandr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andrake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ffles</text:p>
          </table:table-cell>
          <table:table-cell office:value-type="string">
            <text:p>48px</text:p>
          </table:table-cell>
          <table:table-cell office:value-type="string">
            <text:p>link=Waffl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affles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Batilisk Wing</text:p>
          </table:table-cell>
          <table:table-cell office:value-type="string">
            <text:p>48px</text:p>
          </table:table-cell>
          <table:table-cell office:value-type="string">
            <text:p>link=Cooked Batilisk Win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atilisk Wing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ggplant</text:p>
          </table:table-cell>
          <table:table-cell office:value-type="string">
            <text:p>48px</text:p>
          </table:table-cell>
          <table:table-cell office:value-type="string">
            <text:p>link=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ggplant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all Jerky</text:p>
          </table:table-cell>
          <table:table-cell office:value-type="string">
            <text:p>48px</text:p>
          </table:table-cell>
          <table:table-cell office:value-type="string">
            <text:p>link=Small 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mall Jerky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t Pumpkin</text:p>
          </table:table-cell>
          <table:table-cell office:value-type="string">
            <text:p>48px</text:p>
          </table:table-cell>
          <table:table-cell office:value-type="string">
            <text:p>link=Hot Pumpk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t Pumpkin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rries</text:p>
          </table:table-cell>
          <table:table-cell office:value-type="string">
            <text:p>48px</text:p>
          </table:table-cell>
          <table:table-cell office:value-type="string">
            <text:p>link=Berri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errie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umstick</text:p>
          </table:table-cell>
          <table:table-cell office:value-type="string">
            <text:p>48px</text:p>
          </table:table-cell>
          <table:table-cell office:value-type="string">
            <text:p>link=Drumstic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umstick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ra Smelly Durian</text:p>
          </table:table-cell>
          <table:table-cell office:value-type="string">
            <text:p>48px</text:p>
          </table:table-cell>
          <table:table-cell office:value-type="string">
            <text:p>link=Extra Smelly Duria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xtra Smelly Durian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g</text:p>
          </table:table-cell>
          <table:table-cell office:value-type="string">
            <text:p>48px</text:p>
          </table:table-cell>
          <table:table-cell office:value-type="string">
            <text:p>link=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Egg</text:p>
          </table:table-cell>
          <table:table-cell office:value-type="string">
            <text:p>48px</text:p>
          </table:table-cell>
          <table:table-cell office:value-type="string">
            <text:p>link=Cooke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og Legs</text:p>
          </table:table-cell>
          <table:table-cell office:value-type="string">
            <text:p>48px</text:p>
          </table:table-cell>
          <table:table-cell office:value-type="string">
            <text:p>link=Frog Le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og Leg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afy Meat</text:p>
          </table:table-cell>
          <table:table-cell office:value-type="string">
            <text:p>48px</text:p>
          </table:table-cell>
          <table:table-cell office:value-type="string">
            <text:p>link=Leafy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eafy Meat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sel</text:p>
          </table:table-cell>
          <table:table-cell office:value-type="string">
            <text:p>48px</text:p>
          </table:table-cell>
          <table:table-cell office:value-type="string">
            <text:p>link=Mors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rsel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n Cap</text:p>
          </table:table-cell>
          <table:table-cell office:value-type="string">
            <text:p>48px</text:p>
          </table:table-cell>
          <table:table-cell office:value-type="string">
            <text:p>link=Green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reen Cap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5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rk Petals</text:p>
          </table:table-cell>
          <table:table-cell office:value-type="string">
            <text:p>48px</text:p>
          </table:table-cell>
          <table:table-cell office:value-type="string">
            <text:p>link=Dark Peta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ark Petal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eds</text:p>
          </table:table-cell>
          <table:table-cell office:value-type="string">
            <text:p>48px</text:p>
          </table:table-cell>
          <table:table-cell office:value-type="string">
            <text:p>link=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eed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string">
            <text:p><text:s/>4.68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ied Tallbird Egg</text:p>
          </table:table-cell>
          <table:table-cell office:value-type="string">
            <text:p>48px</text:p>
          </table:table-cell>
          <table:table-cell office:value-type="string">
            <text:p>link=Fried 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ied Tallbird 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asted Seeds</text:p>
          </table:table-cell>
          <table:table-cell office:value-type="string">
            <text:p>48px</text:p>
          </table:table-cell>
          <table:table-cell office:value-type="string">
            <text:p>link=Toasted 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oasted Seeds</text:p>
          </table:table-cell>
          <table:table-cell table:number-columns-repeated="3"/>
          <table:table-cell office:value-type="string">
            <text:p><text:s/>1</text:p>
          </table:table-cell>
          <table:table-cell/>
          <table:table-cell office:value-type="string">
            <text:p><text:s/>4.68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Birchnut</text:p>
          </table:table-cell>
          <table:table-cell office:value-type="string">
            <text:p>48px</text:p>
          </table:table-cell>
          <table:table-cell office:value-type="string">
            <text:p>link=Roasted Birchnu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Birchnut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&amp;times;1.0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ctus Flesh</text:p>
          </table:table-cell>
          <table:table-cell office:value-type="string">
            <text:p>48px</text:p>
          </table:table-cell>
          <table:table-cell office:value-type="string">
            <text:p>link=Cactus Fle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ctus Flesh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string">
            <text:p><text:s/>-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Cactus Flesh</text:p>
          </table:table-cell>
          <table:table-cell office:value-type="string">
            <text:p>48px</text:p>
          </table:table-cell>
          <table:table-cell office:value-type="string">
            <text:p>link=Cooked Cactus Fle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Cactus Flesh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tus Flower</text:p>
          </table:table-cell>
          <table:table-cell office:value-type="string">
            <text:p>48px</text:p>
          </table:table-cell>
          <table:table-cell office:value-type="string">
            <text:p>link=Cactus Flow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ctus Flower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ctric Milk</text:p>
          </table:table-cell>
          <table:table-cell office:value-type="string">
            <text:p>48px</text:p>
          </table:table-cell>
          <table:table-cell office:value-type="string">
            <text:p>link=Electric Mil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lectric Milk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Dairy produc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ommer's Goop</text:p>
          </table:table-cell>
          <table:table-cell office:value-type="string">
            <text:p>48px</text:p>
          </table:table-cell>
          <table:table-cell office:value-type="string">
            <text:p>link=Glommer's Goo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lommer's Goop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-5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e</text:p>
          </table:table-cell>
          <table:table-cell office:value-type="string">
            <text:p>48px</text:p>
          </table:table-cell>
          <table:table-cell office:value-type="string">
            <text:p>link=Ic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Ic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&amp;times;1.0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termelon</text:p>
          </table:table-cell>
          <table:table-cell office:value-type="string">
            <text:p>48px</text:p>
          </table:table-cell>
          <table:table-cell office:value-type="string">
            <text:p>link=Watermelo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atermelon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<text:s/>12.5</text:p>
          </table:table-cell>
          <table:table-cell/>
          <table:table-cell office:value-type="string">
            <text:p><text:s/>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illed Watermelon</text:p>
          </table:table-cell>
          <table:table-cell office:value-type="string">
            <text:p>48px</text:p>
          </table:table-cell>
          <table:table-cell office:value-type="string">
            <text:p>link=Grilled Watermelo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rilled Watermelon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ower Salad</text:p>
          </table:table-cell>
          <table:table-cell office:value-type="string">
            <text:p>48px</text:p>
          </table:table-cell>
          <table:table-cell office:value-type="string">
            <text:p>link=Flower Salad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lower Salad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acamole</text:p>
          </table:table-cell>
          <table:table-cell office:value-type="string">
            <text:p>48px</text:p>
          </table:table-cell>
          <table:table-cell office:value-type="string">
            <text:p>link=Guacamo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uacamol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e Cream</text:p>
          </table:table-cell>
          <table:table-cell office:value-type="string">
            <text:p>48px</text:p>
          </table:table-cell>
          <table:table-cell office:value-type="string">
            <text:p>link=Ice Cre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Ice Cream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lonsicle</text:p>
          </table:table-cell>
          <table:table-cell office:value-type="string">
            <text:p>48px</text:p>
          </table:table-cell>
          <table:table-cell office:value-type="string">
            <text:p>link=Melonsic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lonsicl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icy Chili</text:p>
          </table:table-cell>
          <table:table-cell office:value-type="string">
            <text:p>48px</text:p>
          </table:table-cell>
          <table:table-cell office:value-type="string">
            <text:p>link=Spicy Chil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picy Chili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il Mix</text:p>
          </table:table-cell>
          <table:table-cell office:value-type="string">
            <text:p>48px</text:p>
          </table:table-cell>
          <table:table-cell office:value-type="string">
            <text:p>link=Trail Mix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rail Mix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number-columns-repeated="4" table:default-cell-style-name="Default"/>
        <table:table-column table:style-name="co1" table:number-columns-repeated="8" table:default-cell-style-name="Default"/>
        <table:table-row table:style-name="ro2">
          <table:table-cell table:number-columns-repeated="3"/>
          <table:table-cell office:value-type="string">
            <text:p>Name</text:p>
          </table:table-cell>
          <table:table-cell/>
          <table:table-cell office:value-type="string">
            <text:p>Health</text:p>
          </table:table-cell>
          <table:table-cell/>
          <table:table-cell office:value-type="string">
            <text:p>Nutrition</text:p>
          </table:table-cell>
          <table:table-cell/>
          <table:table-cell office:value-type="string">
            <text:p>Sanity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table:number-columns-spanned="10" table:number-rows-spanned="1">
            <text:p>( ' Pumpkin Cookies ', <text:s/>0 , 37.5 , 15 )</text:p>
          </table:table-cell>
          <table:covered-table-cell table:number-columns-repeated="9"/>
          <table:table-cell office:value-type="string">
            <text:p>=concatenate(b3;c3:d3;e3;f3;g3;h3;i3:j3)'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]" office:value-type="string" office:string-value="Wet Goop">
            <text:p>Wet Goop</text:p>
          </table:table-cell>
          <table:table-cell office:value-type="string">
            <text:p>', </text:p>
          </table:table-cell>
          <table:table-cell table:formula="of:=[Sheet1.K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M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]" office:value-type="string" office:string-value="Cooked Green Cap">
            <text:p>Cooked Green Cap</text:p>
          </table:table-cell>
          <table:table-cell office:value-type="string">
            <text:p>', </text:p>
          </table:table-cell>
          <table:table-cell table:formula="of:=[Sheet1.K3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3]" office:value-type="float" office:value="15">
            <text:p>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]" office:value-type="string" office:string-value="Rot">
            <text:p>Rot</text:p>
          </table:table-cell>
          <table:table-cell office:value-type="string">
            <text:p>', </text:p>
          </table:table-cell>
          <table:table-cell table:formula="of:=[Sheet1.K4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4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O4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]" office:value-type="string" office:string-value="Rotten Egg">
            <text:p>Rotten Egg</text:p>
          </table:table-cell>
          <table:table-cell office:value-type="string">
            <text:p>', </text:p>
          </table:table-cell>
          <table:table-cell table:formula="of:=[Sheet1.K5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5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O5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]" office:value-type="string" office:string-value="Monster Meat">
            <text:p>Monster Meat</text:p>
          </table:table-cell>
          <table:table-cell office:value-type="string">
            <text:p>', </text:p>
          </table:table-cell>
          <table:table-cell table:formula="of:=[Sheet1.K6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6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6]" office:value-type="string" office:string-value=" -15">
            <text:p><text:s/>-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]" office:value-type="string" office:string-value="Red Cap">
            <text:p>Red Cap</text:p>
          </table:table-cell>
          <table:table-cell office:value-type="string">
            <text:p>', </text:p>
          </table:table-cell>
          <table:table-cell table:formula="of:=[Sheet1.K7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]" office:value-type="string" office:string-value="Monster Lasagna">
            <text:p>Monster Lasagna</text:p>
          </table:table-cell>
          <table:table-cell office:value-type="string">
            <text:p>', </text:p>
          </table:table-cell>
          <table:table-cell table:formula="of:=[Sheet1.K8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8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8]" office:value-type="string" office:string-value=" -20">
            <text:p><text:s/>-2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]" office:value-type="string" office:string-value="Durian">
            <text:p>Durian</text:p>
          </table:table-cell>
          <table:table-cell office:value-type="string">
            <text:p>', </text:p>
          </table:table-cell>
          <table:table-cell table:formula="of:=[Sheet1.K9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9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9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]" office:value-type="string" office:string-value="Cooked Monster Meat">
            <text:p>Cooked Monster Meat</text:p>
          </table:table-cell>
          <table:table-cell office:value-type="string">
            <text:p>', </text:p>
          </table:table-cell>
          <table:table-cell table:formula="of:=[Sheet1.K10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0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10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]" office:value-type="string" office:string-value="Monster Jerky">
            <text:p>Monster Jerky</text:p>
          </table:table-cell>
          <table:table-cell office:value-type="string">
            <text:p>', </text:p>
          </table:table-cell>
          <table:table-cell table:formula="of:=[Sheet1.K11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1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11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2]" office:value-type="string" office:string-value="Cooked Blue Cap">
            <text:p>Cooked Blue Cap</text:p>
          </table:table-cell>
          <table:table-cell office:value-type="string">
            <text:p>', </text:p>
          </table:table-cell>
          <table:table-cell table:formula="of:=[Sheet1.K12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12]" office:value-type="float" office:value="10">
            <text:p>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3]" office:value-type="string" office:string-value="Powdercake">
            <text:p>Powdercake</text:p>
          </table:table-cell>
          <table:table-cell office:value-type="string">
            <text:p>', </text:p>
          </table:table-cell>
          <table:table-cell table:formula="of:=[Sheet1.K13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3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3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4]" office:value-type="string" office:string-value="Taffy">
            <text:p>Taffy</text:p>
          </table:table-cell>
          <table:table-cell office:value-type="string">
            <text:p>', </text:p>
          </table:table-cell>
          <table:table-cell table:formula="of:=[Sheet1.K14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4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14]" office:value-type="float" office:value="15">
            <text:p>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5]" office:value-type="string" office:string-value="Crop Seeds">
            <text:p>Crop Seeds</text:p>
          </table:table-cell>
          <table:table-cell office:value-type="string">
            <text:p>', </text:p>
          </table:table-cell>
          <table:table-cell table:formula="of:=[Sheet1.K15]" office:value-type="float" office:value="0.5">
            <text:p>0.5</text:p>
          </table:table-cell>
          <table:table-cell office:value-type="string">
            <text:p>,</text:p>
          </table:table-cell>
          <table:table-cell table:formula="of:=[Sheet1.M15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15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6]" office:value-type="string" office:string-value="Roasted Berries">
            <text:p>Roasted Berries</text:p>
          </table:table-cell>
          <table:table-cell office:value-type="string">
            <text:p>', </text:p>
          </table:table-cell>
          <table:table-cell table:formula="of:=[Sheet1.K1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6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6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7]" office:value-type="string" office:string-value="Carrot">
            <text:p>Carrot</text:p>
          </table:table-cell>
          <table:table-cell office:value-type="string">
            <text:p>', </text:p>
          </table:table-cell>
          <table:table-cell table:formula="of:=[Sheet1.K17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7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7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8]" office:value-type="string" office:string-value="Banana">
            <text:p>Banana</text:p>
          </table:table-cell>
          <table:table-cell office:value-type="string">
            <text:p>', </text:p>
          </table:table-cell>
          <table:table-cell table:formula="of:=[Sheet1.K1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8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9]" office:value-type="string" office:string-value="Fried Drumstick">
            <text:p>Fried Drumstick</text:p>
          </table:table-cell>
          <table:table-cell office:value-type="string">
            <text:p>', </text:p>
          </table:table-cell>
          <table:table-cell table:formula="of:=[Sheet1.K19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9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0]" office:value-type="string" office:string-value="Fish">
            <text:p>Fish</text:p>
          </table:table-cell>
          <table:table-cell office:value-type="string">
            <text:p>', </text:p>
          </table:table-cell>
          <table:table-cell table:formula="of:=[Sheet1.K20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0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1]" office:value-type="string" office:string-value="Cooked Fish">
            <text:p>Cooked Fish</text:p>
          </table:table-cell>
          <table:table-cell office:value-type="string">
            <text:p>', </text:p>
          </table:table-cell>
          <table:table-cell table:formula="of:=[Sheet1.K21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1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2]" office:value-type="string" office:string-value="Foliage">
            <text:p>Foliage</text:p>
          </table:table-cell>
          <table:table-cell office:value-type="string">
            <text:p>', </text:p>
          </table:table-cell>
          <table:table-cell table:formula="of:=[Sheet1.K22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2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3]" office:value-type="string" office:string-value="Cooked Frog Legs">
            <text:p>Cooked Frog Legs</text:p>
          </table:table-cell>
          <table:table-cell office:value-type="string">
            <text:p>', </text:p>
          </table:table-cell>
          <table:table-cell table:formula="of:=[Sheet1.K23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3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3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4]" office:value-type="string" office:string-value="Cooked Leafy Meat">
            <text:p>Cooked Leafy Meat</text:p>
          </table:table-cell>
          <table:table-cell office:value-type="string">
            <text:p>', </text:p>
          </table:table-cell>
          <table:table-cell table:formula="of:=[Sheet1.K24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4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24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5]" office:value-type="string" office:string-value="Light Bulb">
            <text:p>Light Bulb</text:p>
          </table:table-cell>
          <table:table-cell office:value-type="string">
            <text:p>', </text:p>
          </table:table-cell>
          <table:table-cell table:formula="of:=[Sheet1.K25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5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5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6]" office:value-type="string" office:string-value="Meat">
            <text:p>Meat</text:p>
          </table:table-cell>
          <table:table-cell office:value-type="string">
            <text:p>', </text:p>
          </table:table-cell>
          <table:table-cell table:formula="of:=[Sheet1.K2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6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26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7]" office:value-type="string" office:string-value="Cooked Morsel">
            <text:p>Cooked Morsel</text:p>
          </table:table-cell>
          <table:table-cell office:value-type="string">
            <text:p>', </text:p>
          </table:table-cell>
          <table:table-cell table:formula="of:=[Sheet1.K27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8]" office:value-type="string" office:string-value="Cooked Red Cap">
            <text:p>Cooked Red Cap</text:p>
          </table:table-cell>
          <table:table-cell office:value-type="string">
            <text:p>', </text:p>
          </table:table-cell>
          <table:table-cell table:formula="of:=[Sheet1.K2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28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9]" office:value-type="string" office:string-value="Petals">
            <text:p>Petals</text:p>
          </table:table-cell>
          <table:table-cell office:value-type="string">
            <text:p>', </text:p>
          </table:table-cell>
          <table:table-cell table:formula="of:=[Sheet1.K29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29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0]" office:value-type="string" office:string-value="Glow Berry">
            <text:p>Glow Berry</text:p>
          </table:table-cell>
          <table:table-cell office:value-type="string">
            <text:p>', </text:p>
          </table:table-cell>
          <table:table-cell table:formula="of:=[Sheet1.K30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M3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0]" office:value-type="string" office:string-value=" -15">
            <text:p><text:s/>-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1]" office:value-type="string" office:string-value="Cooked Mandrake">
            <text:p>Cooked Mandrake</text:p>
          </table:table-cell>
          <table:table-cell office:value-type="string">
            <text:p>', </text:p>
          </table:table-cell>
          <table:table-cell table:formula="of:=[Sheet1.K31]" office:value-type="float" office:value="100">
            <text:p>100</text:p>
          </table:table-cell>
          <table:table-cell office:value-type="string">
            <text:p>,</text:p>
          </table:table-cell>
          <table:table-cell table:formula="of:=[Sheet1.M31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1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2]" office:value-type="string" office:string-value="Mandrake Soup">
            <text:p>Mandrake Soup</text:p>
          </table:table-cell>
          <table:table-cell office:value-type="string">
            <text:p>', </text:p>
          </table:table-cell>
          <table:table-cell table:formula="of:=[Sheet1.K32]" office:value-type="float" office:value="100">
            <text:p>100</text:p>
          </table:table-cell>
          <table:table-cell office:value-type="string">
            <text:p>,</text:p>
          </table:table-cell>
          <table:table-cell table:formula="of:=[Sheet1.M32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2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3]" office:value-type="string" office:string-value="Meaty Stew">
            <text:p>Meaty Stew</text:p>
          </table:table-cell>
          <table:table-cell office:value-type="string">
            <text:p>', </text:p>
          </table:table-cell>
          <table:table-cell table:formula="of:=[Sheet1.K33]" office:value-type="float" office:value="12">
            <text:p>12</text:p>
          </table:table-cell>
          <table:table-cell office:value-type="string">
            <text:p>,</text:p>
          </table:table-cell>
          <table:table-cell table:formula="of:=[Sheet1.M33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3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4]" office:value-type="string" office:string-value="Prepared Dragon Fruit">
            <text:p>Prepared Dragon Fruit</text:p>
          </table:table-cell>
          <table:table-cell office:value-type="string">
            <text:p>', </text:p>
          </table:table-cell>
          <table:table-cell table:formula="of:=[Sheet1.K34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4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5]" office:value-type="string" office:string-value="Braised Eggplant">
            <text:p>Braised Eggplant</text:p>
          </table:table-cell>
          <table:table-cell office:value-type="string">
            <text:p>', </text:p>
          </table:table-cell>
          <table:table-cell table:formula="of:=[Sheet1.K35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5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5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6]" office:value-type="string" office:string-value="Jerky">
            <text:p>Jerky</text:p>
          </table:table-cell>
          <table:table-cell office:value-type="string">
            <text:p>', </text:p>
          </table:table-cell>
          <table:table-cell table:formula="of:=[Sheet1.K3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6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6]" office:value-type="float" office:value="15">
            <text:p>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7]" office:value-type="string" office:string-value="Blue Cap">
            <text:p>Blue Cap</text:p>
          </table:table-cell>
          <table:table-cell office:value-type="string">
            <text:p>', </text:p>
          </table:table-cell>
          <table:table-cell table:formula="of:=[Sheet1.K37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7]" office:value-type="string" office:string-value=" -15">
            <text:p><text:s/>-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8]" office:value-type="string" office:string-value="Sliced Pomegranate">
            <text:p>Sliced Pomegranate</text:p>
          </table:table-cell>
          <table:table-cell office:value-type="string">
            <text:p>', </text:p>
          </table:table-cell>
          <table:table-cell table:formula="of:=[Sheet1.K38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8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9]" office:value-type="string" office:string-value="Bacon and Eggs">
            <text:p>Bacon and Eggs</text:p>
          </table:table-cell>
          <table:table-cell office:value-type="string">
            <text:p>', </text:p>
          </table:table-cell>
          <table:table-cell table:formula="of:=[Sheet1.K39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9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39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0]" office:value-type="string" office:string-value="Butter Muffin">
            <text:p>Butter Muffin</text:p>
          </table:table-cell>
          <table:table-cell office:value-type="string">
            <text:p>', </text:p>
          </table:table-cell>
          <table:table-cell table:formula="of:=[Sheet1.K40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0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0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1]" office:value-type="string" office:string-value="Fish Tacos">
            <text:p>Fish Tacos</text:p>
          </table:table-cell>
          <table:table-cell office:value-type="string">
            <text:p>', </text:p>
          </table:table-cell>
          <table:table-cell table:formula="of:=[Sheet1.K41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1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1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2]" office:value-type="string" office:string-value="Froggle Bunwich">
            <text:p>Froggle Bunwich</text:p>
          </table:table-cell>
          <table:table-cell office:value-type="string">
            <text:p>', </text:p>
          </table:table-cell>
          <table:table-cell table:formula="of:=[Sheet1.K42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2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3]" office:value-type="string" office:string-value="Fruit Medley">
            <text:p>Fruit Medley</text:p>
          </table:table-cell>
          <table:table-cell office:value-type="string">
            <text:p>', </text:p>
          </table:table-cell>
          <table:table-cell table:formula="of:=[Sheet1.K43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3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43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4]" office:value-type="string" office:string-value="Honey Nuggets">
            <text:p>Honey Nuggets</text:p>
          </table:table-cell>
          <table:table-cell office:value-type="string">
            <text:p>', </text:p>
          </table:table-cell>
          <table:table-cell table:formula="of:=[Sheet1.K44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4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4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5]" office:value-type="string" office:string-value="Turkey Dinner">
            <text:p>Turkey Dinner</text:p>
          </table:table-cell>
          <table:table-cell office:value-type="string">
            <text:p>', </text:p>
          </table:table-cell>
          <table:table-cell table:formula="of:=[Sheet1.K45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5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45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6]" office:value-type="string" office:string-value="[[Unagi]]">
            <text:p>[[Unagi]]</text:p>
          </table:table-cell>
          <table:table-cell office:value-type="string">
            <text:p>', </text:p>
          </table:table-cell>
          <table:table-cell table:formula="of:=[Sheet1.K4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6]" office:value-type="float" office:value="18.8">
            <text:p>18.8</text:p>
          </table:table-cell>
          <table:table-cell office:value-type="string">
            <text:p>,</text:p>
          </table:table-cell>
          <table:table-cell table:formula="of:=[Sheet1.O46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7]" office:value-type="string" office:string-value="Batilisk Wing">
            <text:p>Batilisk Wing</text:p>
          </table:table-cell>
          <table:table-cell office:value-type="string">
            <text:p>', </text:p>
          </table:table-cell>
          <table:table-cell table:formula="of:=[Sheet1.K47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7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8]" office:value-type="string" office:string-value="Roasted Carrot">
            <text:p>Roasted Carrot</text:p>
          </table:table-cell>
          <table:table-cell office:value-type="string">
            <text:p>', </text:p>
          </table:table-cell>
          <table:table-cell table:formula="of:=[Sheet1.K4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8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9]" office:value-type="string" office:string-value="Cooked Banana">
            <text:p>Cooked Banana</text:p>
          </table:table-cell>
          <table:table-cell office:value-type="string">
            <text:p>', </text:p>
          </table:table-cell>
          <table:table-cell table:formula="of:=[Sheet1.K49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9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0]" office:value-type="string" office:string-value="Corn">
            <text:p>Corn</text:p>
          </table:table-cell>
          <table:table-cell office:value-type="string">
            <text:p>', </text:p>
          </table:table-cell>
          <table:table-cell table:formula="of:=[Sheet1.K5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50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1]" office:value-type="string" office:string-value="Popcorn">
            <text:p>Popcorn</text:p>
          </table:table-cell>
          <table:table-cell office:value-type="string">
            <text:p>', </text:p>
          </table:table-cell>
          <table:table-cell table:formula="of:=[Sheet1.K51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51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2]" office:value-type="string" office:string-value="Dragon Fruit">
            <text:p>Dragon Fruit</text:p>
          </table:table-cell>
          <table:table-cell office:value-type="string">
            <text:p>', </text:p>
          </table:table-cell>
          <table:table-cell table:formula="of:=[Sheet1.K52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2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2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3]" office:value-type="string" office:string-value="Eel">
            <text:p>Eel</text:p>
          </table:table-cell>
          <table:table-cell office:value-type="string">
            <text:p>', </text:p>
          </table:table-cell>
          <table:table-cell table:formula="of:=[Sheet1.K5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3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O53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4]" office:value-type="string" office:string-value="Lesser Glow Berry">
            <text:p>Lesser Glow Berry</text:p>
          </table:table-cell>
          <table:table-cell office:value-type="string">
            <text:p>', </text:p>
          </table:table-cell>
          <table:table-cell table:formula="of:=[Sheet1.K54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54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5]" office:value-type="string" office:string-value="Honey">
            <text:p>Honey</text:p>
          </table:table-cell>
          <table:table-cell office:value-type="string">
            <text:p>', </text:p>
          </table:table-cell>
          <table:table-cell table:formula="of:=[Sheet1.K55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5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5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6]" office:value-type="string" office:string-value="Lichen">
            <text:p>Lichen</text:p>
          </table:table-cell>
          <table:table-cell office:value-type="string">
            <text:p>', </text:p>
          </table:table-cell>
          <table:table-cell table:formula="of:=[Sheet1.K56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6]" office:value-type="float" office:value="12">
            <text:p>12</text:p>
          </table:table-cell>
          <table:table-cell office:value-type="string">
            <text:p>,</text:p>
          </table:table-cell>
          <table:table-cell table:formula="of:=[Sheet1.O56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7]" office:value-type="string" office:string-value="Cooked Meat">
            <text:p>Cooked Meat</text:p>
          </table:table-cell>
          <table:table-cell office:value-type="string">
            <text:p>', </text:p>
          </table:table-cell>
          <table:table-cell table:formula="of:=[Sheet1.K57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7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5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8]" office:value-type="string" office:string-value="Pomegranate">
            <text:p>Pomegranate</text:p>
          </table:table-cell>
          <table:table-cell office:value-type="string">
            <text:p>', </text:p>
          </table:table-cell>
          <table:table-cell table:formula="of:=[Sheet1.K5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8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8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9]" office:value-type="string" office:string-value="Pumpkin">
            <text:p>Pumpkin</text:p>
          </table:table-cell>
          <table:table-cell office:value-type="string">
            <text:p>', </text:p>
          </table:table-cell>
          <table:table-cell table:formula="of:=[Sheet1.K59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9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59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0]" office:value-type="string" office:string-value="Tallbird Egg">
            <text:p>Tallbird Egg</text:p>
          </table:table-cell>
          <table:table-cell office:value-type="string">
            <text:p>', </text:p>
          </table:table-cell>
          <table:table-cell table:formula="of:=[Sheet1.K6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0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1]" office:value-type="string" office:string-value="Fist Full of Jam">
            <text:p>Fist Full of Jam</text:p>
          </table:table-cell>
          <table:table-cell office:value-type="string">
            <text:p>', </text:p>
          </table:table-cell>
          <table:table-cell table:formula="of:=[Sheet1.K61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1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1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2]" office:value-type="string" office:string-value="Kabobs">
            <text:p>Kabobs</text:p>
          </table:table-cell>
          <table:table-cell office:value-type="string">
            <text:p>', </text:p>
          </table:table-cell>
          <table:table-cell table:formula="of:=[Sheet1.K62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2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3]" office:value-type="string" office:string-value="Meatballs">
            <text:p>Meatballs</text:p>
          </table:table-cell>
          <table:table-cell office:value-type="string">
            <text:p>', </text:p>
          </table:table-cell>
          <table:table-cell table:formula="of:=[Sheet1.K6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3]" office:value-type="float" office:value="62.5">
            <text:p>62.5</text:p>
          </table:table-cell>
          <table:table-cell office:value-type="string">
            <text:p>,</text:p>
          </table:table-cell>
          <table:table-cell table:formula="of:=[Sheet1.O63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4]" office:value-type="string" office:string-value="Ratatouille">
            <text:p>Ratatouille</text:p>
          </table:table-cell>
          <table:table-cell office:value-type="string">
            <text:p>', </text:p>
          </table:table-cell>
          <table:table-cell table:formula="of:=[Sheet1.K64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4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4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5]" office:value-type="string" office:string-value="Stuffed Eggplant">
            <text:p>Stuffed Eggplant</text:p>
          </table:table-cell>
          <table:table-cell office:value-type="string">
            <text:p>', </text:p>
          </table:table-cell>
          <table:table-cell table:formula="of:=[Sheet1.K65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5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5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6]" office:value-type="string" office:string-value="Koalefant Trunk">
            <text:p>Koalefant Trunk</text:p>
          </table:table-cell>
          <table:table-cell office:value-type="string">
            <text:p>', </text:p>
          </table:table-cell>
          <table:table-cell table:formula="of:=[Sheet1.K66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6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6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7]" office:value-type="string" office:string-value="Winter Koalefant Trunk">
            <text:p>Winter Koalefant Trunk</text:p>
          </table:table-cell>
          <table:table-cell office:value-type="string">
            <text:p>', </text:p>
          </table:table-cell>
          <table:table-cell table:formula="of:=[Sheet1.K67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7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8]" office:value-type="string" office:string-value="Honey Ham">
            <text:p>Honey Ham</text:p>
          </table:table-cell>
          <table:table-cell office:value-type="string">
            <text:p>', </text:p>
          </table:table-cell>
          <table:table-cell table:formula="of:=[Sheet1.K68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8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68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9]" office:value-type="string" office:string-value="Butter">
            <text:p>Butter</text:p>
          </table:table-cell>
          <table:table-cell office:value-type="string">
            <text:p>', </text:p>
          </table:table-cell>
          <table:table-cell table:formula="of:=[Sheet1.K69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69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9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0]" office:value-type="string" office:string-value="Koalefant Trunk Steak">
            <text:p>Koalefant Trunk Steak</text:p>
          </table:table-cell>
          <table:table-cell office:value-type="string">
            <text:p>', </text:p>
          </table:table-cell>
          <table:table-cell table:formula="of:=[Sheet1.K70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0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0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1]" office:value-type="string" office:string-value="Dragonpie">
            <text:p>Dragonpie</text:p>
          </table:table-cell>
          <table:table-cell office:value-type="string">
            <text:p>', </text:p>
          </table:table-cell>
          <table:table-cell table:formula="of:=[Sheet1.K71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1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1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2]" office:value-type="string" office:string-value="Fishsticks">
            <text:p>Fishsticks</text:p>
          </table:table-cell>
          <table:table-cell office:value-type="string">
            <text:p>', </text:p>
          </table:table-cell>
          <table:table-cell table:formula="of:=[Sheet1.K72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2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3]" office:value-type="string" office:string-value="Pierogi">
            <text:p>Pierogi</text:p>
          </table:table-cell>
          <table:table-cell office:value-type="string">
            <text:p>', </text:p>
          </table:table-cell>
          <table:table-cell table:formula="of:=[Sheet1.K73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3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3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4]" office:value-type="string" office:string-value="Hatching Tallbird Egg">
            <text:p>Hatching Tallbird Egg</text:p>
          </table:table-cell>
          <table:table-cell office:value-type="string">
            <text:p>', </text:p>
          </table:table-cell>
          <table:table-cell table:formula="of:=[Sheet1.K74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M74]" office:value-type="float" office:value="23">
            <text:p>23</text:p>
          </table:table-cell>
          <table:table-cell office:value-type="string">
            <text:p>,</text:p>
          </table:table-cell>
          <table:table-cell table:formula="of:=[Sheet1.O74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5]" office:value-type="string" office:string-value="Deerclops Eyeball">
            <text:p>Deerclops Eyeball</text:p>
          </table:table-cell>
          <table:table-cell office:value-type="string">
            <text:p>', </text:p>
          </table:table-cell>
          <table:table-cell table:formula="of:=[Sheet1.K75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5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5]" office:value-type="string" office:string-value=" -15">
            <text:p><text:s/>-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6]" office:value-type="string" office:string-value="Guardian's Horn">
            <text:p>Guardian's Horn</text:p>
          </table:table-cell>
          <table:table-cell office:value-type="string">
            <text:p>', </text:p>
          </table:table-cell>
          <table:table-cell table:formula="of:=[Sheet1.K76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6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6]" office:value-type="string" office:string-value=" -15">
            <text:p><text:s/>-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7]" office:value-type="string" office:string-value="Mandrake">
            <text:p>Mandrake</text:p>
          </table:table-cell>
          <table:table-cell office:value-type="string">
            <text:p>', </text:p>
          </table:table-cell>
          <table:table-cell table:formula="of:=[Sheet1.K77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7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8]" office:value-type="string" office:string-value="Waffles">
            <text:p>Waffles</text:p>
          </table:table-cell>
          <table:table-cell office:value-type="string">
            <text:p>', </text:p>
          </table:table-cell>
          <table:table-cell table:formula="of:=[Sheet1.K78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8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8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9]" office:value-type="string" office:string-value="Cooked Batilisk Wing">
            <text:p>Cooked Batilisk Wing</text:p>
          </table:table-cell>
          <table:table-cell office:value-type="string">
            <text:p>', </text:p>
          </table:table-cell>
          <table:table-cell table:formula="of:=[Sheet1.K79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79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79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0]" office:value-type="string" office:string-value="Eggplant">
            <text:p>Eggplant</text:p>
          </table:table-cell>
          <table:table-cell office:value-type="string">
            <text:p>', </text:p>
          </table:table-cell>
          <table:table-cell table:formula="of:=[Sheet1.K80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80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1]" office:value-type="string" office:string-value="Small Jerky">
            <text:p>Small Jerky</text:p>
          </table:table-cell>
          <table:table-cell office:value-type="string">
            <text:p>', </text:p>
          </table:table-cell>
          <table:table-cell table:formula="of:=[Sheet1.K81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1]" office:value-type="float" office:value="10">
            <text:p>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2]" office:value-type="string" office:string-value="Hot Pumpkin">
            <text:p>Hot Pumpkin</text:p>
          </table:table-cell>
          <table:table-cell office:value-type="string">
            <text:p>', </text:p>
          </table:table-cell>
          <table:table-cell table:formula="of:=[Sheet1.K82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82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3]" office:value-type="string" office:string-value="Berries">
            <text:p>Berries</text:p>
          </table:table-cell>
          <table:table-cell office:value-type="string">
            <text:p>', </text:p>
          </table:table-cell>
          <table:table-cell table:formula="of:=[Sheet1.K8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3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83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4]" office:value-type="string" office:string-value="Drumstick">
            <text:p>Drumstick</text:p>
          </table:table-cell>
          <table:table-cell office:value-type="string">
            <text:p>', </text:p>
          </table:table-cell>
          <table:table-cell table:formula="of:=[Sheet1.K8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4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5]" office:value-type="string" office:string-value="Extra Smelly Durian">
            <text:p>Extra Smelly Durian</text:p>
          </table:table-cell>
          <table:table-cell office:value-type="string">
            <text:p>', </text:p>
          </table:table-cell>
          <table:table-cell table:formula="of:=[Sheet1.K8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5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85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6]" office:value-type="string" office:string-value="Egg">
            <text:p>Egg</text:p>
          </table:table-cell>
          <table:table-cell office:value-type="string">
            <text:p>', </text:p>
          </table:table-cell>
          <table:table-cell table:formula="of:=[Sheet1.K8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6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86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7]" office:value-type="string" office:string-value="Cooked Egg">
            <text:p>Cooked Egg</text:p>
          </table:table-cell>
          <table:table-cell office:value-type="string">
            <text:p>', </text:p>
          </table:table-cell>
          <table:table-cell table:formula="of:=[Sheet1.K8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7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8]" office:value-type="string" office:string-value="Frog Legs">
            <text:p>Frog Legs</text:p>
          </table:table-cell>
          <table:table-cell office:value-type="string">
            <text:p>', </text:p>
          </table:table-cell>
          <table:table-cell table:formula="of:=[Sheet1.K8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8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9]" office:value-type="string" office:string-value="Leafy Meat">
            <text:p>Leafy Meat</text:p>
          </table:table-cell>
          <table:table-cell office:value-type="string">
            <text:p>', </text:p>
          </table:table-cell>
          <table:table-cell table:formula="of:=[Sheet1.K8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9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0]" office:value-type="string" office:string-value="Morsel">
            <text:p>Morsel</text:p>
          </table:table-cell>
          <table:table-cell office:value-type="string">
            <text:p>', </text:p>
          </table:table-cell>
          <table:table-cell table:formula="of:=[Sheet1.K9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0]" office:value-type="string" office:string-value=" -10">
            <text:p><text:s/>-1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1]" office:value-type="string" office:string-value="Green Cap">
            <text:p>Green Cap</text:p>
          </table:table-cell>
          <table:table-cell office:value-type="string">
            <text:p>', </text:p>
          </table:table-cell>
          <table:table-cell table:formula="of:=[Sheet1.K91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1]" office:value-type="string" office:string-value=" -50">
            <text:p><text:s/>-5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2]" office:value-type="string" office:string-value="Dark Petals">
            <text:p>Dark Petals</text:p>
          </table:table-cell>
          <table:table-cell office:value-type="string">
            <text:p>', </text:p>
          </table:table-cell>
          <table:table-cell table:formula="of:=[Sheet1.K9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92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3]" office:value-type="string" office:string-value="Seeds">
            <text:p>Seeds</text:p>
          </table:table-cell>
          <table:table-cell office:value-type="string">
            <text:p>', </text:p>
          </table:table-cell>
          <table:table-cell table:formula="of:=[Sheet1.K9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3]" office:value-type="string" office:string-value=" 4.6875">
            <text:p><text:s/>4.6875</text:p>
          </table:table-cell>
          <table:table-cell office:value-type="string">
            <text:p>,</text:p>
          </table:table-cell>
          <table:table-cell table:formula="of:=[Sheet1.O93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4]" office:value-type="string" office:string-value="Fried Tallbird Egg">
            <text:p>Fried Tallbird Egg</text:p>
          </table:table-cell>
          <table:table-cell office:value-type="string">
            <text:p>', </text:p>
          </table:table-cell>
          <table:table-cell table:formula="of:=[Sheet1.K9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4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94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5]" office:value-type="string" office:string-value="Toasted Seeds">
            <text:p>Toasted Seeds</text:p>
          </table:table-cell>
          <table:table-cell office:value-type="string">
            <text:p>', </text:p>
          </table:table-cell>
          <table:table-cell table:formula="of:=[Sheet1.K95]" office:value-type="string" office:string-value=" 1">
            <text:p><text:s/>1</text:p>
          </table:table-cell>
          <table:table-cell office:value-type="string">
            <text:p>,</text:p>
          </table:table-cell>
          <table:table-cell table:formula="of:=[Sheet1.M95]" office:value-type="string" office:string-value=" 4.6875">
            <text:p><text:s/>4.6875</text:p>
          </table:table-cell>
          <table:table-cell office:value-type="string">
            <text:p>,</text:p>
          </table:table-cell>
          <table:table-cell table:formula="of:=[Sheet1.O95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6]" office:value-type="string" office:string-value="Roasted Birchnut">
            <text:p>Roasted Birchnut</text:p>
          </table:table-cell>
          <table:table-cell office:value-type="string">
            <text:p>', </text:p>
          </table:table-cell>
          <table:table-cell table:formula="of:=[Sheet1.K9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96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96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7]" office:value-type="string" office:string-value="Cactus Flesh">
            <text:p>Cactus Flesh</text:p>
          </table:table-cell>
          <table:table-cell office:value-type="string">
            <text:p>', </text:p>
          </table:table-cell>
          <table:table-cell table:formula="of:=[Sheet1.K97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9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7]" office:value-type="string" office:string-value=" -5">
            <text:p><text:s/>-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8]" office:value-type="string" office:string-value="Cooked Cactus Flesh">
            <text:p>Cooked Cactus Flesh</text:p>
          </table:table-cell>
          <table:table-cell office:value-type="string">
            <text:p>', </text:p>
          </table:table-cell>
          <table:table-cell table:formula="of:=[Sheet1.K9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9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8]" office:value-type="float" office:value="15">
            <text:p>1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9]" office:value-type="string" office:string-value="Cactus Flower">
            <text:p>Cactus Flower</text:p>
          </table:table-cell>
          <table:table-cell office:value-type="string">
            <text:p>', </text:p>
          </table:table-cell>
          <table:table-cell table:formula="of:=[Sheet1.K99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9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9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0]" office:value-type="string" office:string-value="Electric Milk">
            <text:p>Electric Milk</text:p>
          </table:table-cell>
          <table:table-cell office:value-type="string">
            <text:p>', </text:p>
          </table:table-cell>
          <table:table-cell table:formula="of:=[Sheet1.K10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0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1]" office:value-type="string" office:string-value="Glommer's Goop">
            <text:p>Glommer's Goop</text:p>
          </table:table-cell>
          <table:table-cell office:value-type="string">
            <text:p>', </text:p>
          </table:table-cell>
          <table:table-cell table:formula="of:=[Sheet1.K101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101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101]" office:value-type="string" office:string-value=" -50">
            <text:p><text:s/>-5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2]" office:value-type="string" office:string-value="Ice">
            <text:p>Ice</text:p>
          </table:table-cell>
          <table:table-cell office:value-type="string">
            <text:p>', </text:p>
          </table:table-cell>
          <table:table-cell table:formula="of:=[Sheet1.K102]" office:value-type="float" office:value="0.5">
            <text:p>0.5</text:p>
          </table:table-cell>
          <table:table-cell office:value-type="string">
            <text:p>,</text:p>
          </table:table-cell>
          <table:table-cell table:formula="of:=[Sheet1.M102]" office:value-type="float" office:value="2.3">
            <text:p>2.3</text:p>
          </table:table-cell>
          <table:table-cell office:value-type="string">
            <text:p>,</text:p>
          </table:table-cell>
          <table:table-cell table:formula="of:=[Sheet1.O102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3]" office:value-type="string" office:string-value="Watermelon">
            <text:p>Watermelon</text:p>
          </table:table-cell>
          <table:table-cell office:value-type="string">
            <text:p>', </text:p>
          </table:table-cell>
          <table:table-cell table:formula="of:=[Sheet1.K10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3]" office:value-type="string" office:string-value=" 12.5">
            <text:p><text:s/>12.5</text:p>
          </table:table-cell>
          <table:table-cell office:value-type="string">
            <text:p>,</text:p>
          </table:table-cell>
          <table:table-cell table:formula="of:=[Sheet1.O103]" office:value-type="string" office:string-value=" 5">
            <text:p><text:s/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4]" office:value-type="string" office:string-value="Grilled Watermelon">
            <text:p>Grilled Watermelon</text:p>
          </table:table-cell>
          <table:table-cell office:value-type="string">
            <text:p>', </text:p>
          </table:table-cell>
          <table:table-cell table:formula="of:=[Sheet1.K104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0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4]" office:value-type="float" office:value="7.5">
            <text:p>7.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5]" office:value-type="string" office:string-value="Flower Salad">
            <text:p>Flower Salad</text:p>
          </table:table-cell>
          <table:table-cell office:value-type="string">
            <text:p>', </text:p>
          </table:table-cell>
          <table:table-cell table:formula="of:=[Sheet1.K105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105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5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6]" office:value-type="string" office:string-value="Guacamole">
            <text:p>Guacamole</text:p>
          </table:table-cell>
          <table:table-cell office:value-type="string">
            <text:p>', </text:p>
          </table:table-cell>
          <table:table-cell table:formula="of:=[Sheet1.K10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106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106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7]" office:value-type="string" office:string-value="Ice Cream">
            <text:p>Ice Cream</text:p>
          </table:table-cell>
          <table:table-cell office:value-type="string">
            <text:p>', </text:p>
          </table:table-cell>
          <table:table-cell table:formula="of:=[Sheet1.K10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107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107]" office:value-type="float" office:value="50">
            <text:p>5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8]" office:value-type="string" office:string-value="Melonsicle">
            <text:p>Melonsicle</text:p>
          </table:table-cell>
          <table:table-cell office:value-type="string">
            <text:p>', </text:p>
          </table:table-cell>
          <table:table-cell table:formula="of:=[Sheet1.K10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8]" office:value-type="float" office:value="20">
            <text:p>2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9]" office:value-type="string" office:string-value="Spicy Chili">
            <text:p>Spicy Chili</text:p>
          </table:table-cell>
          <table:table-cell office:value-type="string">
            <text:p>', </text:p>
          </table:table-cell>
          <table:table-cell table:formula="of:=[Sheet1.K109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109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109]" office:value-type="string" office:string-value=" 0">
            <text:p><text:s/>0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0]" office:value-type="string" office:string-value="Trail Mix">
            <text:p>Trail Mix</text:p>
          </table:table-cell>
          <table:table-cell office:value-type="string">
            <text:p>', </text:p>
          </table:table-cell>
          <table:table-cell table:formula="of:=[Sheet1.K110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11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10]" office:value-type="float" office:value="5">
            <text:p>5</text:p>
          </table:table-cell>
          <table:table-cell office:value-type="string">
            <text:p>)</text:p>
          </table:table-cell>
          <table:table-cell/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1]" office:value-type="float" office:value="0">
            <text:p>0</text:p>
          </table:table-cell>
          <table:table-cell office:value-type="string">
            <text:p>', </text:p>
          </table:table-cell>
          <table:table-cell table:formula="of:=[Sheet1.K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M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11]" office:value-type="float" office:value="0">
            <text:p>0</text:p>
          </table:table-cell>
          <table:table-cell office:value-type="string">
            <text:p>)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AMJ1048565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5/12/2016</text:date>, <text:time>00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2:53:22.17</meta:creation-date>
    <dc:date>2016-05-12T00:10:54.61</dc:date>
    <meta:editing-duration>PT1H2M21S</meta:editing-duration>
    <meta:editing-cycles>2</meta:editing-cycles>
    <meta:generator>OpenOffice/4.1.2$Win32 OpenOffice.org_project/412m3$Build-9782</meta:generator>
    <meta:document-statistic meta:table-count="3" meta:cell-count="2440" meta:object-count="0"/>
  </office:meta>
</office:document-meta>
</file>